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れ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奥から魔力があふれ出してきているのが
分かる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先が魔界へとつながっている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放置しておけば、また魔族の
増援が人間界へ来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とっとと時空玉使って、ひずみを
安定させちゃおう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賛成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</text:p>
          </table:table-cell>
          <table:table-cell table:style-name="ce0" office:value-type="string">
            <text:p>Map242</text:p>
          </table:table-cell>
          <table:table-cell table:style-name="ce0"/>
          <table:table-cell table:style-name="ce0" office:value-type="string">
            <text:p>Huh?</text:p>
          </table:table-cell>
          <table:table-cell table:number-columns-repeated="1020"/>
        </table:table-row>
        <table:table-row>
          <table:table-cell table:style-name="ce0" office:value-type="string">
            <text:p>どうかした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魔力探知装置で確認した
白カラットはどこにいる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それっぽいのが映って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そ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姿は見えないけど、どこかに潜んでいるの
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まさかとは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門を通って、魔界に行った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のため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なら、やりかねないか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魔界に行けば、もっと強力な魔力が身に
　つけられるに違いない！』とか言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う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いないなら好都合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時空玉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まあまあ、そんなにせかせかしないで、
　いったん落ち着こう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声！？！？　どこ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ほー、みんな久しぶり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はり来てい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ノリ軽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相変わらず、すごい魔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しょ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でルミィから喰らった干渉剤、もう
とっくに効果切れてるんだよ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じ手は二度も喰わないから、今のキミたちに
勝ち目なんて無い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やってみなきゃ分かん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っちにはアレがあるん
だから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、たこやきさん！　あの切り札のことは
　内緒ですよ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ンー、あ・・・そ、そっカ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・・・、アレなんて無いゾー！
なあ、ハムコ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うん・・・？　アレ？　“アレ”って・・・な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・・・本気で分かってない顔だ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白カラット、お前はこの門に何の
用があ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に、この門が何なのか分かっているん
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あもちろ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魔界門”に用があって来た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・・・これが魔界へとつながっている
ことを知っている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なると、目的は当然、魔界門の研究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ピンポーン！　おおむね正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確には、“魔界門に存在する時空の複製と
自由化”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開発したスペル・エンチャンターで
魔力を制御しつつ、魔界門の応用によって
任意の場所に自在に魔界とのリンクを作り出す
ことによって、さらに強力な魔力を取りこむ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イと思わない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噛み砕いて言えば、魔界の魔力を自由に召喚
できるようにしたい、という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の危険すぎます！！　絶対
許されないことです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の召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いいけど、それを白カラットが実現
しちゃったら大変なことになりそ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めさせ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めさせ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駄無駄～！　さっきも言ったけど、もう
干渉剤なんて持ち出しても意味ないから！
そんなの喰らわないし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力ずくで押さえつけて、無理やり
注射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そんなことができたら、そもそも干渉剤
なんて使う必要ないか！　あははははは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おかしいのか分からんが、お前に干渉剤を
打ち込むのに、力に訴える必要など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慢心し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強力な魔力を身につけた自分と戦えるのは、
熾天少女以外にいない』と油断していたよう
だ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、俺の突然の接近に反応できなかった
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おおお！！！　レグマくんすご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じゃない！　見直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ゃ～・・・・これは一本取られ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の程度の一時しのぎであたしに
勝ったつもりになるには、まだ早いんじゃない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分もすれば効果が切れて、また元の
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ー！　ところがそうはいかないんだ
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あの時の未完成品じゃなくて、完成した
スペル・デストラクター！　つま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マエの魔力は永久に失われたのサ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マジ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これでもうあなたは、ただの一般人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セリフ、そのまま返しちゃ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あたし達に勝ち目なんてないから、
おとなしく観念しろ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一発撃っておく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！　慌てなさんな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丸腰の人間を囲んで乱暴する気～？
冗談キツいな～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荒事を避けたいなら、抵抗しない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な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が開発したスペル・エンチャンターの
瘴魔効果は完全に無力化されているん
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あなたに抵抗する手段なんて無いは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ー？　おっかしい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た覚えの無いセリフが2つも聞こえた
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ういう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あたしゃ、熾力研究館の裏でひそかに
スペル・エンチャンターの研究・開発をしていた
けど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れが、瘴魔状態をコントロールする薬
だなんて一言も言って無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ってただの、ルミィの勘違いなんだよね、
ぶっちゃ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！？</text:p>
          </table:table-cell>
          <table:table-cell table:style-name="ce0" office:value-type="string">
            <text:p>Map270</text:p>
          </table:table-cell>
          <table:table-cell table:style-name="ce0"/>
          <table:table-cell table:style-name="ce0" office:value-type="string">
            <text:p>Huh...?!</text:p>
          </table:table-cell>
          <table:table-cell table:number-columns-repeated="1020"/>
        </table:table-row>
        <table:table-row>
          <table:table-cell table:style-name="ce0" office:value-type="string">
            <text:p>つ、つまり、あなたが開発していたスペル・
エンチャンターというのは、あの薬のことじゃ
ないってこと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いったい何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ふ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コイツのこと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・・・本当のスペル・エンチャンターだと
言う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！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瘴魔状態を制御する薬は、メインでやってきた
研究の副産物でしか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メインで研究してきたのは、魔力を宿す
媒体を、生体から機械へと移行させる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生体が持つ耐久力の限界を超えた鋼の
ボディなら、本来発揮しえない程の膨大な
魔力にも耐えられ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研究は困難の連続だっ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通常なら当然、魔力を機械に保持
させることなんて不可能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なたは完成させてしまったの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恐ろしい兵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ミたちが色々手伝ってくれたおかげ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導機械は根本的に瘴魔状態にならないもの
だから、ルミィが開発したスペル・デストラクター
っていうヤツも効果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？　分かったでしょ？　言った覚えのない
セリフが2つある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・エンチャンターは封じられてなんか
ないし、あたしにはまだ、メインとなる反撃の
手段があ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て、それ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試運転に熾天少女狩りでもしちゃおっか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
も、もう・・・体力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っ、ほんと馬鹿力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なんとか退けました・・・っ！
はぁ・・・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・・・スペル・エンチャンターが
敗れ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、キミたち、マジで強すぎ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オケで鍛えてま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え・・・ぜ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・・・は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</text:p>
          </table:table-cell>
          <table:table-cell table:style-name="ce0" office:value-type="string">
            <text:p>Map174</text:p>
          </table:table-cell>
          <table:table-cell table:style-name="ce0"/>
          <table:table-cell table:style-name="ce0" office:value-type="string">
            <text:p>Uuu... uuu...</text:p>
          </table:table-cell>
          <table:table-cell table:number-columns-repeated="1020"/>
        </table:table-row>
        <table:table-row>
          <table:table-cell table:style-name="ce0" office:value-type="string">
            <text:p>その様子では、しばらく立つこともできない
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を破壊し終わるまで、そこでおとなしく
してい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今のうちに時空玉をセットし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門の近くに置くだけで、自動的に
ひずみを抑えた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動したことを確認したら、すぐに離れ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時空のひずみを感知しました。　抑制波を
　放出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安定までには、　約4分55秒　か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ちゃんと働い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再生されてるの神官さんの声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声の方が、成功率上がる気が
し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さんに失礼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あとは時空玉に任せよう。
この後は自爆して門を破壊してくれる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を連れて、ここを離れる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ーーーーっほっほっほっほっほ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うは行かなくってよ、熾天少女たち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ーーーーーーーーーー
　ーーーーーー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おおおおおおおおおおおおおおおおおおおお
　おおおおおーーーーーーーーーーーーー
　ーーーっほっほっほっほっほっほ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姉さん、高笑いは1回でいい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姉弟漫才は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まごきげんいかがかしら？
蒼麗の歌姫カラットが、満を持しての登場
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こ、このタイミングで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さか・・・あたし達と白カラットが
戦い終わるのを待ってい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んでもない力を得た白カラットと、驚異の
成長を遂げてきた熾天少女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双璧が互いに潰し合った直後こそ、
確実に双方を葬る最大のおチャンス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はわたくしのことを、策士の歌姫カラットと
呼んでもいいんですの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は、魔界門をふさがれる前に魔界へ
帰ろうとして来てみたら、たまたま一戦が
終わった直後だっただけ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よ、タナボタ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でも一緒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事なのは、この場においてわたくし達が
絶対的優位にあるということ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ろへろのあなた方に、わたくし達を相手に
する力が残っていまし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降参、降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もうキミたちに勝つことなんてできないし、
仮に勝ったとしても、あたしに利は無いから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ーーーーーーっほっほっほっほ！！！
当然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！！　あなた方も最高に
悔しい顔をひっさげながら、わたくし達に白旗を
振るがいいですわ！！　さあさあ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そんなことより、まずはあの
“時空玉”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つらが言ってたじゃん。
『最後に自爆して門を破壊する』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っ！！　そうでした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へ帰る唯一の手段が破壊されては
一大事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あなた方！！　早くその物騒な玉を
停止させなさ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止め方が分から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指示に従う気はないよう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この場で全員を凍りつかせて
差し上げるのみ！！　お覚悟を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凍っちゃったら、余計に停止できなく
なっちゃう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</text:p>
          </table:table-cell>
          <table:table-cell table:style-name="ce0" office:value-type="string">
            <text:p>Map265</text:p>
          </table:table-cell>
          <table:table-cell table:style-name="ce0"/>
          <table:table-cell table:style-name="ce0" office:value-type="string">
            <text:p>...Ah—</text:p>
          </table:table-cell>
          <table:table-cell table:number-columns-repeated="1020"/>
        </table:table-row>
        <table:table-row>
          <table:table-cell table:style-name="ce0" office:value-type="string">
            <text:p>ぜ、全員なんて言ってませんわ！！
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戦力にならない男を除いて、その他は
みんな凍らせて差し上げると言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勝者の絶対零度を喰らうが
いいです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正直、もう戦う力なんて残ってないけど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るっきゃなさそう・・・だね・・・
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ずいな、この最悪のコンディションでは
　間違いなく勝て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まで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けなさい！！　新必殺技、スーパー
アルティメットブリザアアアァ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ァァァアアぎゃあああああああっ！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姉さ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ち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この状況で死神まで加わるなんて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、マジで万事休すじゃ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死神の人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場は一旦、休戦を申し入れ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魔界門の上を見てごら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あの赤い玉は、このあと自爆して
魔界門を壊すらし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ら、僕たちも、君も魔界へ帰れなくな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魔界門が・・・・・・壊れ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さ。　困る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この場は僕たちとは一時休戦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している熾天少女を一緒に倒して、
あの赤い玉を停止させ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早乙女！　ものすごくヤバいことになって
きた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逃げよう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私には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欲しいものが・・・あ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死神としてじゃ・・・・・・なくて・・・・・・・・・
私とし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・・・どうすれば・・・手に入る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ずっと・・・・・・・・・・・・わから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今でも・・・よく・・・・・・わから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なたは・・・・・・・・・・・・・・・言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望んだものを・・・失うかも・・・・・・
・・・しれない・・・って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教えて・・・・・・・・・・・・ほしい・・・
・・・どうすれば・・・いいのか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考えれば・・・・・・いいの・・・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選んで・・・いいの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それと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きらめれば・・・・・・・・・・・・いい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わない方法を考え、望むものを得る手段を
選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悩んでもいいんだ。　重要なのは、まず考える
こ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きらめなくていい。　考えろ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わかっ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やああぁぁぁぁ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っ、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く、ど、どう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何が起きた・・・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ひずみの安定が完了し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自爆モードを起動します。　すみやかに
　退避し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考えて・・・・・・・・・選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私が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死神・・・キミ・・・・・・何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門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吸い込まれ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望んできたものを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得るため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っ、ちょっと！！　待って！！　研究資料が
まだこっちに！！！　ストップ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ありがとう・・・・・・・・・・・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さよう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
「爆破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